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loext:fill-use-slide-background="false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52cm" svg:height="1.77cm" draw:transform="skewX (0.000872664625997165) rotate (-1.55194677087336) translate (4.401192229922cm 7.2937188182276cm)" svg:viewBox="0 0 953 1771" svg:d="M953 1671c-83-404-152-1075-140-1346-6-137-813-442-812-278-14 435 89 1254 165 1591 44 184 797 160 787 33z">
          <text:p/>
        </draw:path>
        <draw:path draw:style-name="gr1" draw:text-style-name="P1" draw:layer="layout" svg:width="0.902cm" svg:height="0.661cm" draw:transform="skewX (0.00122173047639598) rotate (-2.1556561591382) translate (3.33579065192769cm 7.616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52cm" svg:height="1.77cm" draw:transform="skewX (0.000872664625997162) rotate (-1.55194677087336) translate (7.339192229922cm 6.9357188182276cm)" svg:viewBox="0 0 953 1771" svg:d="M953 1671c-83-404-152-1075-140-1346-6-137-813-442-812-278-14 435 89 1254 165 1591 44 184 797 160 787 33z">
          <text:p/>
        </draw:path>
        <draw:path draw:style-name="gr2" draw:text-style-name="P1" draw:layer="layout" svg:width="5.002cm" svg:height="4.682cm" svg:x="2.5cm" svg:y="3.129cm" svg:viewBox="0 0 5003 4683" svg:d="M4351 1943c-183-751-1170-1316-2069-1182s-1584 512-1665 1349 551 998 1008 1173 475 775 432 1099-697 259-710 109 231-431-243-504-1183-571-1097-1775 1132-2067 2496-2198c1362-131 2441 670 2497 1810s-609 1567-1092 1784-283 329-257 516-619 914-704 346 183-1192 636-1392 951-384 768-1135z">
          <text:p/>
        </draw:path>
        <draw:path draw:style-name="gr1" draw:text-style-name="P1" draw:layer="layout" svg:width="0.902cm" svg:height="0.66cm" draw:transform="skewX (0.00244346095279208) rotate (-2.15652882376419) translate (4.6868895804584cm 7.452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9) rotate (-2.1556561591382) translate (6.27379065192771cm 7.258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9) rotate (-2.15652882376419) translate (7.6248895804584cm 7.09442269509421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15:40.487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